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E000003A005B0A982C109FD46.png" manifest:media-type="image/png"/>
  <manifest:file-entry manifest:full-path="Pictures/100000010000046E000003A07C686D6BD708A865.png" manifest:media-type="image/png"/>
  <manifest:file-entry manifest:full-path="Pictures/100000010000046E000003A0633551B95E8C006F.png" manifest:media-type="image/png"/>
  <manifest:file-entry manifest:full-path="Pictures/100000010000046E000003A0ADA9EF5E49A79065.png" manifest:media-type="image/png"/>
  <manifest:file-entry manifest:full-path="Pictures/100000010000046E000003A028698AF3A8E1C4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238" officeooo:paragraph-rsid="0015c238"/>
    </style:style>
    <style:style style:name="P2" style:family="paragraph" style:parent-style-name="Standard">
      <style:paragraph-properties fo:break-before="page"/>
      <style:text-properties officeooo:rsid="0015c238" officeooo:paragraph-rsid="0015c23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2</text:p>
      <text:p text:style-name="P1"><draw:frame draw:style-name="fr3" draw:name="Image1" text:anchor-type="char" svg:width="5.5228in" svg:height="4.5193in" draw:z-index="0"><draw:image xlink:href="Pictures/100000010000046E000003A028698AF3A8E1C4C1.png" xlink:type="simple" xlink:show="embed" xlink:actuate="onLoad" draw:mime-type="image/png"/></draw:frame><draw:frame draw:style-name="fr2" draw:name="Image2" text:anchor-type="char" svg:x="0.261in" svg:y="5.0492in" svg:width="6.1709in" svg:height="5.05in" draw:z-index="1"><draw:image xlink:href="Pictures/100000010000046E000003A0ADA9EF5E49A79065.png" xlink:type="simple" xlink:show="embed" xlink:actuate="onLoad" draw:mime-type="image/png"/></draw:frame></text:p>
      <text:p text:style-name="P2"><draw:frame draw:style-name="fr3" draw:name="Image3" text:anchor-type="char" svg:width="5.1835in" svg:height="4.2417in" draw:z-index="2"><draw:image xlink:href="Pictures/100000010000046E000003A0633551B95E8C006F.png" xlink:type="simple" xlink:show="embed" xlink:actuate="onLoad" draw:mime-type="image/png"/></draw:frame><draw:frame draw:style-name="fr2" draw:name="Image4" text:anchor-type="char" svg:x="0.25in" svg:y="4.8126in" svg:width="6.1807in" svg:height="5.0575in" draw:z-index="3"><draw:image xlink:href="Pictures/100000010000046E000003A07C686D6BD708A865.png" xlink:type="simple" xlink:show="embed" xlink:actuate="onLoad" draw:mime-type="image/png"/></draw:frame></text:p>
      <text:p text:style-name="P2"><draw:frame draw:style-name="fr1" draw:name="Image5" text:anchor-type="char" svg:width="6.6929in" svg:height="5.4772in" draw:z-index="4"><draw:image xlink:href="Pictures/100000010000046E000003A005B0A982C109FD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6:24:43.746518169</meta:creation-date>
    <dc:date>2023-01-30T17:35:29.131773879</dc:date>
    <meta:editing-duration>PT40M34S</meta:editing-duration>
    <meta:editing-cycles>1</meta:editing-cycles>
    <meta:document-statistic meta:table-count="0" meta:image-count="5" meta:object-count="0" meta:page-count="3" meta:paragraph-count="1" meta:word-count="2" meta:character-count="10" meta:non-whitespace-character-count="9"/>
    <meta:generator>LibreOffice/7.3.7.2$Linux_X86_64 LibreOffice_project/30$Build-2</meta:generator>
  </office:meta>
</office:document-meta>
</file>